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-platform game</text:span></text:p>
      <text:p text:style-name="P1"><text:span text:style-name="T1">-realistische shaders</text:span></text:p>
      <text:p text:style-name="P1"><text:span text:style-name="T1">-soft body/fluids character :: stretching stiffness</text:span></text:p>
      <text:p text:style-name="P1"><text:span text:style-name="T1">-shadows</text:span></text:p>
      <text:p text:style-name="P1"><text:span text:style-name="T1">-strak/ modern design</text:span></text:p>
      <text:p text:style-name="P1"><text:span text:style-name="T1">-upgradeble items</text:span></text:p>
      <text:p text:style-name="P1"><text:span text:style-name="T1">-inventory</text:span></text:p>
      <text:p text:style-name="P1"><text:span text:style-name="T1">-”mirro's edge” style - overbelichting, blauw oranje contrast</text:span></text:p>
      <text:p text:style-name="P1"><text:span text:style-name="T1"/></text:p>
      <text:p text:style-name="P1"><text:span text:style-name="T1">Features:</text:span></text:p>
      <text:p text:style-name="P1"><text:span text:style-name="T1">-spletters</text:span></text:p>
      <text:p text:style-name="P1"><text:span text:style-name="T1">-automatische rolband</text:span></text:p>
      <text:p text:style-name="P1"><text:span text:style-name="T1">-lazers</text:span></text:p>
      <text:p text:style-name="P1"><text:span text:style-name="T1">-decals</text:span></text:p>
      <text:p text:style-name="P1"><text:span text:style-name="T1">-mijnkarretjes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